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fo:font-size="15pt" officeooo:paragraph-rsid="001445c2" style:font-size-asian="15pt" style:font-size-complex="15pt"/>
    </style:style>
    <style:style style:name="P2" style:family="paragraph" style:parent-style-name="Standard">
      <style:paragraph-properties fo:break-before="page"/>
      <style:text-properties fo:font-size="15pt" officeooo:paragraph-rsid="001445c2" style:font-size-asian="15pt" style:font-size-complex="15pt"/>
    </style:style>
    <style:style style:name="P3" style:family="paragraph" style:parent-style-name="Standard">
      <style:text-properties fo:font-size="15pt" officeooo:rsid="001445c2" officeooo:paragraph-rsid="001445c2" style:font-size-asian="15pt" style:font-size-complex="15pt"/>
    </style:style>
    <style:style style:name="P4" style:family="paragraph" style:parent-style-name="Standard">
      <style:text-properties fo:font-size="15pt" officeooo:rsid="00160710" officeooo:paragraph-rsid="00160710" style:font-size-asian="15pt" style:font-size-complex="15pt"/>
    </style:style>
    <style:style style:name="P5" style:family="paragraph" style:parent-style-name="Standard">
      <style:text-properties fo:font-size="15pt" officeooo:rsid="00177038" officeooo:paragraph-rsid="00177038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1445c2" style:font-size-asian="20pt" style:font-size-complex="20pt"/>
    </style:style>
    <style:style style:name="P7" style:family="paragraph" style:parent-style-name="Standard">
      <style:text-properties officeooo:paragraph-rsid="001445c2"/>
    </style:style>
    <style:style style:name="P8" style:family="paragraph" style:parent-style-name="Standard">
      <style:text-properties officeooo:rsid="00160710" officeooo:paragraph-rsid="00160710"/>
    </style:style>
    <style:style style:name="P9" style:family="paragraph" style:parent-style-name="Text_20_body">
      <style:text-properties fo:font-size="9.5pt" officeooo:paragraph-rsid="001445c2" style:font-size-asian="15pt" style:font-size-complex="15pt"/>
    </style:style>
    <style:style style:name="T1" style:family="text">
      <style:text-properties officeooo:rsid="001445c2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urier New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urier New" fo:font-style="normal" style:text-underline-style="none" fo:font-weight="normal" officeooo:rsid="00177038" style:text-blinking="false" fo:background-color="transparent" loext:char-shading-value="0"/>
    </style:style>
    <style:style style:name="T4" style:family="text">
      <style:text-properties officeooo:rsid="00177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 <text:span text:style-name="T1">7</text:span> NSI</text:p>
      <text:p text:style-name="P1">Ce projet <text:span text:style-name="T1">est un site en php , javascript , html et css pour simuler un simple réseau informatique comme cico packet tracer ;</text:span></text:p>
      <text:p text:style-name="P1">- <text:span text:style-name="T1">Pages</text:span></text:p>
      <text:p text:style-name="P1">- <text:span text:style-name="T1">Commun</text:span></text:p>
      <text:p text:style-name="P1">- <text:span text:style-name="T1">Sim.php</text:span></text:p>
      <text:p text:style-name="P1">- <text:span text:style-name="T1">Sim.js</text:span></text:p>
      <text:p text:style-name="P1">Nous pouvons effectuer – :</text:p>
      <text:p text:style-name="P1"/>
      <text:p text:style-name="P1">Main -</text:p>
      <text:p text:style-name="P3">index.html redirige simplement vers home.php</text:p>
      <text:p text:style-name="P1"/>
      <text:p text:style-name="P1"><text:span text:style-name="T1">Home.php </text:span>-</text:p>
      <text:p text:style-name="P3">page d’accueil rien de spécial</text:p>
      <text:p text:style-name="P3"/>
      <text:p text:style-name="P3">Info.php -</text:p>
      <text:p text:style-name="P3">accueil avec un peu plus d’information</text:p>
      <text:p text:style-name="P3"/>
      <text:p text:style-name="P3">Commun -</text:p>
      <text:p text:style-name="P3">fichier de script php commun a toute les pages pour regrouper et me simplifier la vie ; pareil que au Projet 6</text:p>
      <text:p text:style-name="P3"/>
      <text:p text:style-name="P3">Toute les functions de ce fichier on le préfix ‘com_’ :</text:p>
      <text:p text:style-name="Standard">com_Hstart <text:span text:style-name="T1">commun – Header – Start</text:span></text:p>
      <text:p text:style-name="P8">tout le basic de l’html comme la bannière</text:p>
      <text:p text:style-name="P8"/>
      <text:p text:style-name="Standard">com_space <text:span text:style-name="T1">pour faire de l’espace</text:span></text:p>
      <text:p text:style-name="P8">div d’espace</text:p>
      <text:p text:style-name="P7"/>
      <text:p text:style-name="P7">com_Sstart <text:span text:style-name="T1">commun – Section - Start</text:span></text:p>
      <text:p text:style-name="P8">commence la section</text:p>
      <text:p text:style-name="P8"/>
      <text:p text:style-name="P7">com_Send <text:span text:style-name="T1">commun – Section – End</text:span></text:p>
      <text:p text:style-name="P8">fin de la section</text:p>
      <text:p text:style-name="P7"/>
      <text:p text:style-name="P7">com_Hend <text:span text:style-name="T1">commun – Header - End</text:span></text:p>
      <text:p text:style-name="P4">fin de l’html</text:p>
      <text:p text:style-name="P1"/>
      <text:p text:style-name="P1"/>
      <text:p text:style-name="P2"><text:span text:style-name="T4">Sim.php</text:span> -</text:p>
      <text:p text:style-name="P5">Page un peu plus spécial pour faire de la place au canvas de la simlation</text:p>
      <text:p text:style-name="P1"/>
      <text:p text:style-name="P1"><text:span text:style-name="T4">Sim.js</text:span> -</text:p>
      <text:p text:style-name="P5">tout les script javascript pour faire functionner le canvas<text:line-break/>pour simuler tout ce que il faut</text:p>
      <text:p text:style-name="P1"/>
      <text:p text:style-name="P1">Crédits :</text:p>
      <text:p text:style-name="P9"><text:bookmark text:name="docs-internal-guid-11e94c14-7fff-11f7-4e93-297aa8acc54c"/><text:span text:style-name="T2">PAVARD Arthu</text:span><text:span text:style-name="T3">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23:34:32.516000000</dc:date>
    <meta:editing-duration>PT12M17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32" meta:word-count="178" meta:character-count="974" meta:non-whitespace-character-count="821"/>
  </office:meta>
</office:document-meta>
</file>